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61e9" officeooo:paragraph-rsid="00076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주제 찾기 모듈</text:p>
      <text:p text:style-name="P1"><text:tab/>스크레이퍼</text:p>
      <text:p text:style-name="P1"><text:tab/><text:tab/>자료를 긁어오기 위해</text:p>
      <text:p text:style-name="P1"><text:tab/>사이트 이동 모듈</text:p>
      <text:p text:style-name="P1"><text:tab/><text:tab/>한사이트가 아닌 다양한 사이트 자료를 채집 하기 위해</text:p>
      <text:p text:style-name="P1"><text:tab/>키워드 모듈</text:p>
      <text:p text:style-name="P1"><text:tab/><text:tab/>주제에 맞는 자료 수집을 위해<text:tab/></text:p>
      <text:p text:style-name="P1"><text:tab/>키워드 분석 모듈</text:p>
      <text:p text:style-name="P1"><text:tab/><text:tab/>주제의 명확화 높은 질의 자료를 검색하기 위해</text:p>
      <text:p text:style-name="P1"><text:tab/>인터넷 주소 저장 모듈</text:p>
      <text:p text:style-name="P1"><text:tab/><text:tab/>중복된 사이트를 방문하지 않게</text:p>
      <text:p text:style-name="P1"><text:tab/>인터넷 오류 모듈</text:p>
      <text:p text:style-name="P1"><text:tab/><text:tab/>오류 웹페이지 탈출을 위해</text:p>
      <text:p text:style-name="P1">파일 저장 모듈</text:p>
      <text:p text:style-name="P1"><text:tab/>텍스트 생성 모듈</text:p>
      <text:p text:style-name="P1"><text:tab/><text:tab/>자료를 저장할 공간을 만들기 위해</text:p>
      <text:p text:style-name="P1"><text:tab/>택스트 할당 모듈</text:p>
      <text:p text:style-name="P1"><text:tab/><text:tab/>자료를 텍스트 파일에 저장하기 위해</text:p>
      <text:p text:style-name="P1"><text:tab/>텍스트 분석 모듈</text:p>
      <text:p text:style-name="P1"><text:tab/><text:tab/>저장한 자료를 정제 하기 위해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05:58.495738458</meta:creation-date>
    <dc:date>2018-12-10T16:11:12.707284158</dc:date>
    <meta:editing-duration>PT5M16S</meta:editing-duration>
    <meta:editing-cycles>1</meta:editing-cycles>
    <meta:document-statistic meta:table-count="0" meta:image-count="0" meta:object-count="0" meta:page-count="1" meta:paragraph-count="20" meta:word-count="200" meta:character-count="285" meta:non-whitespace-character-count="200"/>
    <meta:generator>LibreOffice/6.0.6.2$Linux_X86_64 LibreOffice_project/00m0$Build-2</meta:generator>
  </office:meta>
</office:document-meta>
</file>